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MX" style:font-size-asian="10.5pt"/>
    </style:style>
    <style:style style:name="P2" style:family="paragraph" style:parent-style-name="Standard" style:list-style-name="L1"/>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ero Pacheco Carlos Mauricio</text:p>
      <text:p text:style-name="P1"/>
      <text:p text:style-name="P1">CC419 – Topicos Selectos de Computacion III (Programacion Web)</text:p>
      <text:p text:style-name="P1"/>
      <text:p text:style-name="P1">Proyecto</text:p>
      <text:p text:style-name="P1">SMS – Students Management System by pachecore</text:p>
      <text:p text:style-name="P1"/>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dice</text:p>
          </text:index-title>
          <text:p text:style-name="P5"><text:a xlink:type="simple" xlink:href="#__RefHeading__377_1381188693" text:style-name="Index_20_Link" text:visited-style-name="Index_20_Link">-Introduccion<text:tab/>3</text:a></text:p>
          <text:p text:style-name="P6"><text:a xlink:type="simple" xlink:href="#__RefHeading__379_1381188693" text:style-name="Index_20_Link" text:visited-style-name="Index_20_Link">-Sistema de calificaciones en línea <text:tab/>3</text:a></text:p>
          <text:p text:style-name="P5"><text:a xlink:type="simple" xlink:href="#__RefHeading__381_1381188693" text:style-name="Index_20_Link" text:visited-style-name="Index_20_Link">-Entregas<text:tab/>3</text:a></text:p>
          <text:p text:style-name="P6"><text:a xlink:type="simple" xlink:href="#__RefHeading__383_1381188693" text:style-name="Index_20_Link" text:visited-style-name="Index_20_Link">-1ra Entrega<text:tab/>3</text:a></text:p>
          <text:p text:style-name="P5"><text:a xlink:type="simple" xlink:href="#__RefHeading__201_1005151302" text:style-name="Index_20_Link" text:visited-style-name="Index_20_Link">Modulo<text:tab/>4</text:a></text:p>
          <text:p text:style-name="P6"><text:a xlink:type="simple" xlink:href="#__RefHeading__193_1005151302" text:style-name="Index_20_Link" text:visited-style-name="Index_20_Link">- Principal (Login) <text:tab/>4</text:a></text:p>
          <text:p text:style-name="P6"><text:a xlink:type="simple" xlink:href="#__RefHeading__195_1005151302" text:style-name="Index_20_Link" text:visited-style-name="Index_20_Link">- Agregar Ciclo Escolar<text:tab/>4</text:a></text:p>
          <text:p text:style-name="P6"><text:a xlink:type="simple" xlink:href="#__RefHeading__197_1005151302" text:style-name="Index_20_Link" text:visited-style-name="Index_20_Link">- Crear curso <text:tab/>5</text:a></text:p>
          <text:p text:style-name="P6"><text:a xlink:type="simple" xlink:href="#__RefHeading__199_1005151302" text:style-name="Index_20_Link" text:visited-style-name="Index_20_Link">- Clonar un curso<text:tab/>5</text:a></text:p>
          <text:p text:style-name="P6"><text:a xlink:type="simple" xlink:href="#__RefHeading__205_1005151302" text:style-name="Index_20_Link" text:visited-style-name="Index_20_Link">-Agregar Alumno<text:tab/>6</text:a></text:p>
          <text:p text:style-name="P6"><text:a xlink:type="simple" xlink:href="#__RefHeading__208_1005151302" text:style-name="Index_20_Link" text:visited-style-name="Index_20_Link">-Agregar Alumno a Curso<text:tab/>6</text:a></text:p>
          <text:p text:style-name="P6"><text:a xlink:type="simple" xlink:href="#__RefHeading__210_1005151302" text:style-name="Index_20_Link" text:visited-style-name="Index_20_Link">-Mostrar Lista de Alumnos (con asistencias)<text:tab/>7</text:a></text:p>
          <text:p text:style-name="P6"><text:a xlink:type="simple" xlink:href="#__RefHeading__385_1381188693" text:style-name="Index_20_Link" text:visited-style-name="Index_20_Link">-Mostrar Lista de Alumnos (con calificaciones)<text:tab/>7</text:a></text:p>
          <text:p text:style-name="P6"><text:a xlink:type="simple" xlink:href="#__RefHeading__387_1381188693" text:style-name="Index_20_Link" text:visited-style-name="Index_20_Link">-Mostrar Curso (asistencia y calificaciones)<text:tab/>7</text:a></text:p>
          <text:p text:style-name="P6"><text:a xlink:type="simple" xlink:href="#__RefHeading__389_1381188693" text:style-name="Index_20_Link" text:visited-style-name="Index_20_Link">-Mostrar Calificaciones (calificaciones)<text:tab/>8</text:a></text:p>
          <text:p text:style-name="P6"><text:a xlink:type="simple" xlink:href="#__RefHeading__212_1005151302" text:style-name="Index_20_Link" text:visited-style-name="Index_20_Link">-Crear Evaluacion (Agregar rubros)<text:tab/>8</text:a></text:p>
          <text:p text:style-name="P6"><text:a xlink:type="simple" xlink:href="#__RefHeading__391_1381188693" text:style-name="Index_20_Link" text:visited-style-name="Index_20_Link">-Capturar Calificaciones<text:tab/>9</text:a></text:p>
          <text:p text:style-name="P6"><text:a xlink:type="simple" xlink:href="#__RefHeading__402_1381188693" text:style-name="Index_20_Link" text:visited-style-name="Index_20_Link">-Agregar hojas de evaluacion<text:tab/>9</text:a></text:p>
          <text:p text:style-name="P6"><text:a xlink:type="simple" xlink:href="#__RefHeading__404_1381188693" text:style-name="Index_20_Link" text:visited-style-name="Index_20_Link">-Capturar Asistencias<text:tab/>9</text:a></text:p>
        </text:index-body>
      </text:table-of-content>
      <text:p text:style-name="P1"/>
      <text:h text:style-name="P4"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quizas parezca que no hace lo que deberia hacer, no es asi, este sistema sigue el modelo MVC , (Modelo, Vista, Controlador) para asi encapsular las diferentes acciones que realiza cada seccion independientemente de las otras, pero a su vez necesitando una de la otra para 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4" text:outline-level="1"><text:bookmark-start text:name="__RefHeading__201_1005151302"/>Modulo<text:bookmark-end text:name="__RefHeading__201_1005151302"/></text:h>
      <text:h text:style-name="Heading_20_2" text:outline-level="2"><text:bookmark-start text:name="__RefHeading__193_1005151302"/>- Principal (Login) <text:bookmark-end text:name="__RefHeading__193_1005151302"/></text:h>
      <text:p text:style-name="P1"/>
      <text:p text:style-name="P1">#localhost/Proyecto/?ctrl=login&amp;userid=pachecore&amp;password=1234</text:p>
      <text:p text:style-name="P1"/>
      <text:p text:style-name="P1">Datos de entrada</text:p>
      <text:p text:style-name="P1"/>
      <text:p text:style-name="P1">ctrl – login</text:p>
      <text:p text:style-name="P1">userid – pachecore</text:p>
      <text:p text:style-name="P1">password – 1234</text:p>
      <text:p text:style-name="P1"/>
      <text:p text:style-name="P1">Si los Datos son correctos, se mostrara un mensaje de Bienvenida, en caso contrario se mostraran los siguientes errores:</text:p>
      <text:p text:style-name="P1"/>
      <text:p text:style-name="P1">En caso de no incluir el “ctrl”, se indicara que no fue encontrado.</text:p>
      <text:p text:style-name="P1">En caso de el “ctrl” no contenga algun valor valido, se indicara que no es valido.</text:p>
      <text:p text:style-name="P1">En caso de no incluir “userid” o “password” se mostrara en pantalla que no fueron encontrados.</text:p>
      <text:p text:style-name="P1">Si “userid” o “password” son incorrectos se mostrada el mensaje diciendo que son incorrectos.</text:p>
      <text:h text:style-name="Heading_20_2" text:outline-level="2"><text:bookmark-start text:name="__RefHeading__195_1005151302"/>- Agregar Ciclo Escolar<text:bookmark-end text:name="__RefHeading__195_1005151302"/></text:h>
      <text:p text:style-name="P1"/>
      <text:p text:style-name="P1">#localhost/Proyecto/?ctrl=cicle&amp;act=add&amp;ciclo=[ciclo]</text:p>
      <text:p text:style-name="P1"/>
      <text:p text:style-name="P1">[ciclo] = Cualquier ciclo que cumpla con el formato establecido (2013B,2014b,2014A)</text:p>
      <text:p text:style-name="P1"/>
      <text:p text:style-name="P1">Si la solicitud fue procesada correctamente se mostrara un mensaje notificando que se creo el curso sin errores.</text:p>
      <text:p text:style-name="P1"/>
      <text:p text:style-name="P1">Errores: </text:p>
      <text:p text:style-name="P1">En caso de no incluir el “ctrl”, se indicara que no fue encontrado.</text:p>
      <text:p text:style-name="P1">En caso de el “ctrl” no contenga algun valor valido, se indicara que no es valido.</text:p>
      <text:p text:style-name="P1">Si “act” o “ciclo” no existen, cualquiera de los dos, se indicara que no fue encontrado.</text:p>
      <text:p text:style-name="P1">En caso de “act” no contener la actividad correcta se indicara.</text:p>
      <text:p text:style-name="P1">Si “ciclo” no cumple con el formato establecido se mostrara el mensaje en pantalla.</text:p>
      <text:p text:style-name="P1"/>
      <text:p text:style-name="P1">Si los datos son correctos se mostrara un mensaje indicado que de agrego el ciclo.</text:p>
      <text:p text:style-name="P1"/>
      <text:p text:style-name="P1">*Nota:</text:p>
      <text:p text:style-name="P1">Ya que el proyecto tenga la estructura visual, utilizando un calendario se implementara la eleccion de fecha de inicio y de fin del curso, asi como los dias de asueto del mismo, asi como sus respectivas validaciones.</text:p>
      <text:p text:style-name="P1">El administrador podra cambiar el estado de los ciclos entre ACTIVO/INACTIVO el fin de ciclo.</text:p>
      <text:p text:style-name="P1"/>
      <text:h text:style-name="Heading_20_2" text:outline-level="2"><text:bookmark-start text:name="__RefHeading__197_1005151302"/><text:soft-page-break/>- Crear curso <text:bookmark-end text:name="__RefHeading__197_1005151302"/></text:h>
      <text:p text:style-name="P1"/>
      <text:p text:style-name="Standard">#localhost/Proyecto/?ctrl=course&amp;act=add&amp;ciclo=[ciclo]&amp; nombre=[nombre_materia]&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en caso que posteriormente se quiera clonar el curso.</text:p>
      <text:p text:style-name="P1"/>
      <text:p text:style-name="P1"/>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ctrl=course&amp;act=clone&amp;</text:p>
      <text:p text:style-name="Standard">cicle=[ciclo]&amp;seccion=[seccion_materia]&amp;nrc=[nrc_materi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text:soft-page-break/>-Agregar Alumno<text:bookmark-end text:name="__RefHeading__205_1005151302"/></text:h>
      <text:p text:style-name="Standard">#localhost/Proyecto/?ctrl=student&amp;act=add&amp;correo=[correo]</text:p>
      <text:p text:style-name="Standard">&amp;paterno=[paterno]&amp;codigo=[codigo]&amp;materno=[materno]&amp;nombre=[nombre]</text:p>
      <text:p text:style-name="Standard">&amp;github=[github]&amp;celular=[celular]&amp;web=[pagina_web]</text:p>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7005345241" text:style-name="L1">
        <text:list-header>
          <text:p text:style-name="P2"/>
        </text:list-header>
      </text:list>
      <text:p text:style-name="Standard">*Campos que son opcionales en el registro del alumno.</text:p>
      <text:p text:style-name="Standard"/>
      <text:p text:style-name="Standard">Errores:</text:p>
      <text:p text:style-name="Standard">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La carrera sera elegida de una lista de las carreras disponibles en el centro, que estara almacenada en la base de datos.</text:p>
      <text:p text:style-name="Standard"/>
      <text:h text:style-name="Heading_20_2" text:outline-level="2"><text:bookmark-start text:name="__RefHeading__208_1005151302"/>-Agregar Alumno a Curso<text:bookmark-end text:name="__RefHeading__208_1005151302"/></text:h>
      <text:p text:style-name="Standard">Localhost/Proyecto/?ctrl=course&amp;act=add&amp;courseid=[id_curso]&amp;studentid=[codigo]</text:p>
      <text:p text:style-name="Standard"/>
      <text:p text:style-name="Standard">[id_curso] = Sera seleccionada de una lista dinamica de los cursos, el profesor no vera el id, si no las materias y seccciones que imparte. </text:p>
      <text:p text:style-name="Standard">[codigo] = Codigo del alumno que se agregara al curso, el codigo debe ser valido , 9 digitos. (211213995)</text:p>
      <text:p text:style-name="Standard"/>
      <text:p text:style-name="Standard">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h text:style-name="Heading_20_2" text:outline-level="2"><text:soft-page-break/></text:h>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ctrl=course&amp;act=list_a&amp;courseid=[id_curso]</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ctrl=course&amp;act=list_c&amp;courseid=[id_curso]</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ctrl=student&amp;act=list&amp;courseid=[id_curso]&amp;studentid=[codigo]&amp;cicle=[ciclo]</text:p>
      <text:p text:style-name="Standard"/>
      <text:p text:style-name="Standard">[codigo] = Codigo del alumno que se agregara al curso,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text:p>
      <text:p text:style-name="Standard"><text:soft-page-break/></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ctrl=student&amp;act=list&amp;studentid=[codigo]&amp;cicle[ciclo]</text:p>
      <text:p text:style-name="Text_20_body"/>
      <text:p text:style-name="Standard">[codigo] = Codigo del alumno que se agregara al curso,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ctrl=course&amp;act=addfield</text:p>
      <text:p text:style-name="Standard">&amp;field=[actividad]&amp;percentage=[porcentaje]&amp;courseid=[id_curso]</text:p>
      <text:p text:style-name="Standard"/>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 los cursos al que esta registrado el alumno</text:p>
      <text:p text:style-name="Standard"/>
      <text:p text:style-name="Standard">El profesor podra agregar el numero de rubros que quiera mientras el porcentaje final no supere los 100 puntos (que se refiere al porcentaje final de la calificacion)</text:p>
      <text:p text:style-name="Standard"/>
      <text:p text:style-name="Standard"><text:soft-page-break/>Errores:</text:p>
      <text:p text:style-name="Standard">Si “ctrl” o “act”, no existen o son invalidos, se mostrara un mensaje de error.</text:p>
      <text:p text:style-name="Standard">Si “actividad”, “id_curso” o “porcentaje” , cualquiera de los 3, no existen o no son validos, se indicara el error.</text:p>
      <text:p text:style-name="Text_20_body"/>
      <text:p text:style-name="Text_20_body"/>
      <text:h text:style-name="Heading_20_2" text:outline-level="2"><text:bookmark-start text:name="__RefHeading__391_1381188693"/>-Capturar Calificaciones<text:bookmark-end text:name="__RefHeading__391_1381188693"/></text:h>
      <text:p text:style-name="Standard">Localhost/Proyecto/?ctrl=course&amp;act=capture&amp;studentid=[codigo]&amp;field=[actividad]&amp;grade=[calificacion]</text:p>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que se agregara al curso, el codigo debe ser valido , 9 digitos. (211213995).</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Este modulo se creara en cuanto la Base de Datos sea integrada</text:p>
      <text:p text:style-name="Standard"/>
      <text:p text:style-name="Standard"/>
      <text:p text:style-name="Standard"/>
      <text:p text:style-name="Standard"/>
      <text:p text:style-name="Standard"/>
      <text:h text:style-name="Heading_20_2" text:outline-level="2"><text:bookmark-start text:name="__RefHeading__404_1381188693"/>-Capturar Asistencias<text:bookmark-end text:name="__RefHeading__404_1381188693"/></text:h>
      <text:p text:style-name="Standard">Este modulo se creara en cuanto la Base de Datos sea integrada.</text:p>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1DT8H24M18S</meta:editing-duration>
    <meta:editing-cycles>25</meta:editing-cycles>
    <meta:generator>LibreOffice/3.5$Linux_X86_64 LibreOffice_project/350m1$Build-2</meta:generator>
    <meta:initial-creator>Pacheco </meta:initial-creator>
    <dc:date>2014-03-12T13:44:21</dc:date>
    <dc:creator>Pacheco </dc:creator>
    <meta:document-statistic meta:table-count="0" meta:image-count="0" meta:object-count="0" meta:page-count="9" meta:paragraph-count="187" meta:word-count="2052" meta:character-count="13120" meta:non-whitespace-character-count="11231"/>
  </office:meta>
</office:document-meta>
</file>